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row>
          <mrow>
            <mo stretchy="false">[</mo>
            <mrow>
              <mi>t</mi>
              <mi>,</mi>
              <mrow>
                <mi>t</mi>
                <mo stretchy="false">+</mo>
                <mi mathvariant="italic">dt</mi>
              </mrow>
            </mrow>
            <mo stretchy="false">]</mo>
          </mrow>
          <mo stretchy="false">=</mo>
          <mfrac>
            <mrow>
              <mi>dN</mi>
              <mrow>
                <mo stretchy="false">[</mo>
                <mi>t</mi>
                <mo stretchy="false">]</mo>
              </mrow>
            </mrow>
            <mrow>
              <mrow>
                <mi>N</mi>
                <mrow>
                  <mo stretchy="false">[</mo>
                  <mi>t</mi>
                  <mo stretchy="false">]</mo>
                </mrow>
              </mrow>
              <mn>.</mn>
              <mi mathvariant="italic">dt</mi>
            </mrow>
          </mfrac>
        </mrow>
        <mo stretchy="false">=</mo>
        <mfrac>
          <mrow>
            <mi>N</mi>
            <mrow>
              <mrow>
                <mo stretchy="false">[</mo>
                <mi>t</mi>
                <mo stretchy="false">]</mo>
              </mrow>
              <mo stretchy="false">−</mo>
              <mi>N</mi>
            </mrow>
            <mrow>
              <mo stretchy="false">[</mo>
              <mrow>
                <mi>t</mi>
                <mo stretchy="false">+</mo>
                <mi mathvariant="italic">dt</mi>
              </mrow>
              <mo stretchy="false">]</mo>
            </mrow>
          </mrow>
          <mrow>
            <mrow>
              <mi>N</mi>
              <mrow>
                <mo stretchy="false">[</mo>
                <mi>t</mi>
                <mo stretchy="false">]</mo>
              </mrow>
            </mrow>
            <mn>.</mn>
            <mi mathvariant="italic">dt</mi>
          </mrow>
        </mfrac>
      </mrow>
    </mrow>
    <annotation encoding="StarMath 5.0">%lambda[t,t+dt]={func dN[t]} over {{N[ t]}.dt}={N[ t]-N[t+dt]} over {{N[ t]}.dt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